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7000002D0AC417A27A63D843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="bitmap" draw:fill-image-name="Bitmap_20_1" style:repeat="stretch" draw:textarea-vertical-align="middle"/>
    </style:style>
    <style:style style:name="gr2" style:family="graphic" style:parent-style-name="objectwithoutfill">
      <style:graphic-properties svg:stroke-color="#3465a4" draw:fill="none" draw:textarea-vertical-align="middle"/>
    </style:style>
    <style:style style:name="gr3" style:family="graphic" style:parent-style-name="objectwithoutfill">
      <style:graphic-properties svg:stroke-color="#3465a4" draw:fill="none" draw:textarea-vertical-align="middle"/>
    </style:style>
    <style:style style:name="gr4" style:family="graphic" style:parent-style-name="standard">
      <style:graphic-properties svg:stroke-color="#3465a4" draw:fill-color="#729fcf" draw:textarea-horizontal-align="justify" draw:textarea-vertical-align="middle" draw:auto-grow-height="false" fo:min-height="3.974cm" fo:min-width="4.175cm"/>
    </style:style>
    <style:style style:name="gr5" style:family="graphic" style:parent-style-name="standard">
      <style:graphic-properties svg:stroke-color="#3465a4" draw:fill-color="#729fcf" draw:textarea-horizontal-align="justify" draw:textarea-vertical-align="middle" draw:auto-grow-height="false" fo:min-height="3.974cm" fo:min-width="4.174cm"/>
    </style:style>
    <style:style style:name="gr6" style:family="graphic" style:parent-style-name="objectwithoutfill">
      <style:graphic-properties svg:stroke-color="#996633" draw:fill="none" draw:textarea-vertical-align="middle"/>
    </style:style>
    <style:style style:name="gr7" style:family="graphic" style:parent-style-name="objectwithoutfill">
      <style:graphic-properties svg:stroke-color="#996633" draw:fill="none" draw:textarea-vertical-align="middle"/>
    </style:style>
    <style:style style:name="gr8" style:family="graphic" style:parent-style-name="standard">
      <style:graphic-properties svg:stroke-color="#996633" draw:fill-color="#cc9966" draw:textarea-horizontal-align="justify" draw:textarea-vertical-align="middle" draw:auto-grow-height="false" fo:min-height="2.74cm" fo:min-width="2.808cm"/>
    </style:style>
    <style:style style:name="gr9" style:family="graphic" style:parent-style-name="standard">
      <style:graphic-properties svg:stroke-color="#996633" draw:fill-color="#cc9966" draw:textarea-horizontal-align="justify" draw:textarea-vertical-align="middle" draw:auto-grow-height="false" fo:min-height="2.739cm" fo:min-width="2.806cm"/>
    </style:style>
    <style:style style:name="gr10" style:family="graphic" style:parent-style-name="standard">
      <style:graphic-properties svg:stroke-color="#996633" draw:fill-color="#cc9966" draw:textarea-horizontal-align="justify" draw:textarea-vertical-align="middle" draw:auto-grow-height="false" fo:min-height="2.739cm" fo:min-width="2.805cm"/>
    </style:style>
    <style:style style:name="gr11" style:family="graphic" style:parent-style-name="standard">
      <style:graphic-properties svg:stroke-color="#3465a4" draw:fill-color="#729fcf" draw:opacity="50%" draw:textarea-horizontal-align="justify" draw:textarea-vertical-align="middle" draw:auto-grow-height="false" fo:min-height="0.605cm" fo:min-width="0.257cm"/>
    </style:style>
    <style:style style:name="gr12" style:family="graphic" style:parent-style-name="objectwithoutfill">
      <style:graphic-properties svg:stroke-color="#669966" draw:fill="none" draw:textarea-vertical-align="middle"/>
    </style:style>
    <style:style style:name="gr13" style:family="graphic" style:parent-style-name="objectwithoutfill">
      <style:graphic-properties svg:stroke-color="#669966" draw:fill="none" draw:textarea-vertical-align="middle"/>
    </style:style>
    <style:style style:name="gr14" style:family="graphic" style:parent-style-name="standard">
      <style:graphic-properties svg:stroke-color="#669966" draw:fill-color="#99cc99" draw:textarea-horizontal-align="justify" draw:textarea-vertical-align="middle" draw:auto-grow-height="false" fo:min-height="1.629cm" fo:min-width="1.58cm"/>
    </style:style>
    <style:style style:name="gr15" style:family="graphic" style:parent-style-name="standard">
      <style:graphic-properties svg:stroke-color="#669966" draw:fill-color="#99cc99" draw:textarea-horizontal-align="justify" draw:textarea-vertical-align="middle" draw:auto-grow-height="false" fo:min-height="1.628cm" fo:min-width="1.579cm"/>
    </style:style>
    <style:style style:name="gr16" style:family="graphic" style:parent-style-name="standard">
      <style:graphic-properties svg:stroke-color="#669966" draw:fill-color="#99cc99" draw:textarea-horizontal-align="justify" draw:textarea-vertical-align="middle" draw:auto-grow-height="false" fo:min-height="1.629cm" fo:min-width="1.581cm"/>
    </style:style>
    <style:style style:name="gr17" style:family="graphic" style:parent-style-name="standard">
      <style:graphic-properties svg:stroke-color="#669966" draw:fill-color="#99cc99" draw:opacity="50%" draw:textarea-horizontal-align="justify" draw:textarea-vertical-align="middle" draw:auto-grow-height="false" fo:min-height="0.605cm" fo:min-width="0.257cm"/>
    </style:style>
    <style:style style:name="gr18" style:family="graphic" style:parent-style-name="standard">
      <style:graphic-properties svg:stroke-color="#996633" draw:fill-color="#cc9966" draw:opacity="50%" draw:textarea-horizontal-align="justify" draw:textarea-vertical-align="middle" draw:auto-grow-height="false" fo:min-height="0.605cm" fo:min-width="0.257cm"/>
    </style:style>
    <style:style style:name="gr19" style:family="graphic" style:parent-style-name="objectwithoutfill">
      <style:graphic-properties svg:stroke-color="#cccc99" draw:fill="none" draw:textarea-vertical-align="middle"/>
    </style:style>
    <style:style style:name="gr20" style:family="graphic" style:parent-style-name="objectwithoutfill">
      <style:graphic-properties svg:stroke-color="#cccc99" draw:fill="none" draw:textarea-vertical-align="middle"/>
    </style:style>
    <style:style style:name="gr21" style:family="graphic" style:parent-style-name="standard">
      <style:graphic-properties svg:stroke-color="#cccc99" draw:fill-color="#ffffcc" draw:textarea-horizontal-align="justify" draw:textarea-vertical-align="middle" draw:auto-grow-height="false" fo:min-height="0.966cm" fo:min-width="0.845cm"/>
    </style:style>
    <style:style style:name="gr22" style:family="graphic" style:parent-style-name="standard">
      <style:graphic-properties svg:stroke-color="#cccc99" draw:fill-color="#ffffcc" draw:textarea-horizontal-align="justify" draw:textarea-vertical-align="middle" draw:auto-grow-height="false" fo:min-height="0.964cm" fo:min-width="0.845cm"/>
    </style:style>
    <style:style style:name="gr23" style:family="graphic" style:parent-style-name="standard">
      <style:graphic-properties svg:stroke-color="#cccc99" draw:fill-color="#ffffcc" draw:textarea-horizontal-align="justify" draw:textarea-vertical-align="middle" draw:auto-grow-height="false" fo:min-height="0.965cm" fo:min-width="0.846cm"/>
    </style:style>
    <style:style style:name="gr24" style:family="graphic" style:parent-style-name="standard">
      <style:graphic-properties svg:stroke-color="#cccc99" draw:fill-color="#ffffcc" draw:textarea-horizontal-align="justify" draw:textarea-vertical-align="middle" draw:auto-grow-height="false" fo:min-height="0.965cm" fo:min-width="0.845cm"/>
    </style:style>
    <style:style style:name="gr25" style:family="graphic" style:parent-style-name="standard">
      <style:graphic-properties svg:stroke-color="#cccc99" draw:fill-color="#ffffcc" draw:textarea-horizontal-align="justify" draw:textarea-vertical-align="middle" draw:auto-grow-height="false" fo:min-height="0.964cm" fo:min-width="0.846cm"/>
    </style:style>
    <style:style style:name="gr26" style:family="graphic" style:parent-style-name="standard">
      <style:graphic-properties svg:stroke-color="#cccc99" draw:fill-color="#ffffcc" draw:opacity="50%" draw:textarea-horizontal-align="justify" draw:textarea-vertical-align="middle" draw:auto-grow-height="false" fo:min-height="0.303cm" fo:min-width="0cm"/>
    </style:style>
    <style:style style:name="gr27" style:family="graphic" style:parent-style-name="objectwithoutfill">
      <style:graphic-properties svg:stroke-color="#99cccc" draw:fill="none" draw:textarea-vertical-align="middle"/>
    </style:style>
    <style:style style:name="gr28" style:family="graphic" style:parent-style-name="objectwithoutfill">
      <style:graphic-properties svg:stroke-color="#99cccc" draw:fill="none" draw:textarea-vertical-align="middle"/>
    </style:style>
    <style:style style:name="gr29" style:family="graphic" style:parent-style-name="standard">
      <style:graphic-properties svg:stroke-color="#99cccc" draw:fill-color="#ccffff" draw:textarea-horizontal-align="justify" draw:textarea-vertical-align="middle" draw:auto-grow-height="false" fo:min-height="1.629cm" fo:min-width="1.58cm"/>
    </style:style>
    <style:style style:name="gr30" style:family="graphic" style:parent-style-name="standard">
      <style:graphic-properties svg:stroke-color="#99cccc" draw:fill-color="#ccffff" draw:textarea-horizontal-align="justify" draw:textarea-vertical-align="middle" draw:auto-grow-height="false" fo:min-height="1.628cm" fo:min-width="1.579cm"/>
    </style:style>
    <style:style style:name="gr31" style:family="graphic" style:parent-style-name="standard">
      <style:graphic-properties svg:stroke-color="#99cccc" draw:fill-color="#ccffff" draw:textarea-horizontal-align="justify" draw:textarea-vertical-align="middle" draw:auto-grow-height="false" fo:min-height="1.629cm" fo:min-width="1.581cm"/>
    </style:style>
    <style:style style:name="gr32" style:family="graphic" style:parent-style-name="standard">
      <style:graphic-properties svg:stroke-color="#669966" draw:fill-color="#99cc99" draw:opacity="20%" draw:textarea-horizontal-align="justify" draw:textarea-vertical-align="middle" draw:auto-grow-height="false" fo:min-height="1.629cm" fo:min-width="1.58cm"/>
    </style:style>
    <style:style style:name="gr33" style:family="graphic" style:parent-style-name="standard">
      <style:graphic-properties svg:stroke-color="#669966" draw:fill-color="#99cc99" draw:opacity="20%" draw:textarea-horizontal-align="justify" draw:textarea-vertical-align="middle" draw:auto-grow-height="false" fo:min-height="1.628cm" fo:min-width="1.579cm"/>
    </style:style>
    <style:style style:name="gr34" style:family="graphic" style:parent-style-name="standard">
      <style:graphic-properties svg:stroke-color="#669966" draw:fill-color="#99cc99" draw:opacity="20%" draw:textarea-horizontal-align="justify" draw:textarea-vertical-align="middle" draw:auto-grow-height="false" fo:min-height="1.629cm" fo:min-width="1.581cm"/>
    </style:style>
    <style:style style:name="gr35" style:family="graphic" style:parent-style-name="objectwithoutfill">
      <style:graphic-properties svg:stroke-color="#996699" draw:fill="none" draw:textarea-vertical-align="middle"/>
    </style:style>
    <style:style style:name="gr36" style:family="graphic" style:parent-style-name="objectwithoutfill">
      <style:graphic-properties svg:stroke-color="#996699" draw:fill="none" draw:textarea-vertical-align="middle"/>
    </style:style>
    <style:style style:name="gr37" style:family="graphic" style:parent-style-name="standard">
      <style:graphic-properties svg:stroke-color="#996699" draw:fill-color="#ffccff" draw:textarea-horizontal-align="justify" draw:textarea-vertical-align="middle" draw:auto-grow-height="false" fo:min-height="2.74cm" fo:min-width="2.808cm"/>
    </style:style>
    <style:style style:name="gr38" style:family="graphic" style:parent-style-name="standard">
      <style:graphic-properties svg:stroke-color="#996699" draw:fill-color="#ffccff" draw:textarea-horizontal-align="justify" draw:textarea-vertical-align="middle" draw:auto-grow-height="false" fo:min-height="2.739cm" fo:min-width="2.806cm"/>
    </style:style>
    <style:style style:name="gr39" style:family="graphic" style:parent-style-name="standard">
      <style:graphic-properties svg:stroke-color="#996699" draw:fill-color="#ffccff" draw:textarea-horizontal-align="justify" draw:textarea-vertical-align="middle" draw:auto-grow-height="false" fo:min-height="2.739cm" fo:min-width="2.805cm"/>
    </style:style>
    <style:style style:name="gr40" style:family="graphic" style:parent-style-name="standard">
      <style:graphic-properties svg:stroke-color="#996633" draw:fill-color="#cc9966" draw:opacity="20%" draw:textarea-horizontal-align="justify" draw:textarea-vertical-align="middle" draw:auto-grow-height="false" fo:min-height="2.74cm" fo:min-width="2.808cm"/>
    </style:style>
    <style:style style:name="gr41" style:family="graphic" style:parent-style-name="standard">
      <style:graphic-properties svg:stroke-color="#996633" draw:fill-color="#cc9966" draw:opacity="20%" draw:textarea-horizontal-align="justify" draw:textarea-vertical-align="middle" draw:auto-grow-height="false" fo:min-height="2.739cm" fo:min-width="2.806cm"/>
    </style:style>
    <style:style style:name="gr42" style:family="graphic" style:parent-style-name="standard">
      <style:graphic-properties svg:stroke-color="#996633" draw:fill-color="#cc9966" draw:opacity="20%" draw:textarea-horizontal-align="justify" draw:textarea-vertical-align="middle" draw:auto-grow-height="false" fo:min-height="2.739cm" fo:min-width="2.805cm"/>
    </style:style>
    <style:style style:name="gr43" style:family="graphic" style:parent-style-name="standard">
      <style:graphic-properties svg:stroke-color="#996699" draw:fill-color="#ffccff" draw:opacity="50%" draw:textarea-horizontal-align="justify" draw:textarea-vertical-align="middle" draw:auto-grow-height="false" fo:min-height="0.303cm" fo:min-width="0cm"/>
    </style:style>
    <style:style style:name="gr44" style:family="graphic" style:parent-style-name="standard">
      <style:graphic-properties svg:stroke-color="#99cccc" draw:fill-color="#ccffff" draw:opacity="50%" draw:textarea-horizontal-align="justify" draw:textarea-vertical-align="middle" draw:auto-grow-height="false" fo:min-height="0.303cm" fo:min-width="0cm"/>
    </style:style>
    <style:style style:name="gr45" style:family="graphic" style:parent-style-name="standard">
      <style:graphic-properties svg:stroke-color="#cc0000" draw:fill-color="#ff9999" draw:textarea-horizontal-align="justify" draw:textarea-vertical-align="middle" draw:auto-grow-height="false" fo:min-height="3.974cm" fo:min-width="4.175cm"/>
    </style:style>
    <style:style style:name="gr46" style:family="graphic" style:parent-style-name="standard">
      <style:graphic-properties svg:stroke-color="#cc0000" draw:fill-color="#ff9999" draw:textarea-horizontal-align="justify" draw:textarea-vertical-align="middle" draw:auto-grow-height="false" fo:min-height="3.974cm" fo:min-width="4.174cm"/>
    </style:style>
    <style:style style:name="gr47" style:family="graphic" style:parent-style-name="standard">
      <style:graphic-properties svg:stroke-color="#3465a4" draw:fill-color="#729fcf" draw:opacity="20%" draw:textarea-horizontal-align="justify" draw:textarea-vertical-align="middle" draw:auto-grow-height="false" fo:min-height="3.974cm" fo:min-width="4.175cm"/>
    </style:style>
    <style:style style:name="gr48" style:family="graphic" style:parent-style-name="standard">
      <style:graphic-properties svg:stroke-color="#3465a4" draw:fill-color="#729fcf" draw:opacity="20%" draw:textarea-horizontal-align="justify" draw:textarea-vertical-align="middle" draw:auto-grow-height="false" fo:min-height="3.974cm" fo:min-width="4.174cm"/>
    </style:style>
    <style:style style:name="P1" style:family="paragraph">
      <loext:graphic-properties draw:fill="bitmap" draw:fill-image-name="Bitmap_20_1" style:repeat="stretch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loext:graphic-properties draw:fill-color="#cc9966"/>
      <style:paragraph-properties fo:text-align="center"/>
    </style:style>
    <style:style style:name="P6" style:family="paragraph">
      <loext:graphic-properties draw:fill-color="#729fcf" draw:opacity="50%"/>
      <style:paragraph-properties fo:text-align="center"/>
    </style:style>
    <style:style style:name="P7" style:family="paragraph">
      <loext:graphic-properties draw:fill-color="#99cc99"/>
      <style:paragraph-properties fo:text-align="center"/>
    </style:style>
    <style:style style:name="P8" style:family="paragraph">
      <loext:graphic-properties draw:fill-color="#99cc99" draw:opacity="50%"/>
      <style:paragraph-properties fo:text-align="center"/>
    </style:style>
    <style:style style:name="P9" style:family="paragraph">
      <loext:graphic-properties draw:fill-color="#cc9966" draw:opacity="50%"/>
      <style:paragraph-properties fo:text-align="center"/>
    </style:style>
    <style:style style:name="P10" style:family="paragraph">
      <loext:graphic-properties draw:fill-color="#ffffcc"/>
      <style:paragraph-properties fo:text-align="center"/>
    </style:style>
    <style:style style:name="P11" style:family="paragraph">
      <loext:graphic-properties draw:fill-color="#ffffcc" draw:opacity="50%"/>
      <style:paragraph-properties fo:text-align="center"/>
    </style:style>
    <style:style style:name="P12" style:family="paragraph">
      <loext:graphic-properties draw:fill-color="#ccffff"/>
      <style:paragraph-properties fo:text-align="center"/>
    </style:style>
    <style:style style:name="P13" style:family="paragraph">
      <loext:graphic-properties draw:fill-color="#99cc99" draw:opacity="20%"/>
      <style:paragraph-properties fo:text-align="center"/>
    </style:style>
    <style:style style:name="P14" style:family="paragraph">
      <loext:graphic-properties draw:fill-color="#ffccff"/>
      <style:paragraph-properties fo:text-align="center"/>
    </style:style>
    <style:style style:name="P15" style:family="paragraph">
      <loext:graphic-properties draw:fill-color="#cc9966" draw:opacity="20%"/>
      <style:paragraph-properties fo:text-align="center"/>
    </style:style>
    <style:style style:name="P16" style:family="paragraph">
      <loext:graphic-properties draw:fill-color="#ffccff" draw:opacity="50%"/>
      <style:paragraph-properties fo:text-align="center"/>
    </style:style>
    <style:style style:name="P17" style:family="paragraph">
      <loext:graphic-properties draw:fill-color="#ccffff" draw:opacity="50%"/>
      <style:paragraph-properties fo:text-align="center"/>
    </style:style>
    <style:style style:name="P18" style:family="paragraph">
      <loext:graphic-properties draw:fill-color="#ff9999"/>
      <style:paragraph-properties fo:text-align="center"/>
    </style:style>
    <style:style style:name="P19" style:family="paragraph">
      <loext:graphic-properties draw:fill-color="#729fcf" draw:opacity="2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004cm" svg:height="4.287cm" draw:transform="skewX (0.419053553403838) rotate (0.419053553403838) translate (-0.27cm 14.7207460904298cm)" svg:viewBox="0 0 5005 4288" svg:d="M0 4288c0-1429 0-2859 0-4288 1668 0 3337 0 5005 0 0 1429 0 2859 0 4288-1668 0-3337 0-5005 0z">
          <text:p/>
        </draw:path>
        <draw:line draw:style-name="gr2" draw:text-style-name="P3" draw:layer="layout" svg:x1="0.873cm" svg:y1="15.859cm" svg:x2="4.81cm" svg:y2="16.367cm">
          <text:p text:style-name="P2"/>
          <text:p text:style-name="P2"/>
        </draw:line>
        <draw:line draw:style-name="gr3" draw:text-style-name="P3" draw:layer="layout" svg:x1="1.508cm" svg:y1="14.589cm" svg:x2="4.81cm" svg:y2="16.367cm">
          <text:p/>
        </draw:line>
        <draw:line draw:style-name="gr3" draw:text-style-name="P3" draw:layer="layout" svg:x1="0.873cm" svg:y1="14.97cm" svg:x2="4.81cm" svg:y2="16.367cm">
          <text:p/>
        </draw:line>
        <draw:line draw:style-name="gr2" draw:text-style-name="P3" draw:layer="layout" svg:x1="1.508cm" svg:y1="15.489cm" svg:x2="4.81cm" svg:y2="16.367cm">
          <text:p text:style-name="P2"/>
          <text:p text:style-name="P2"/>
        </draw:line>
        <draw:custom-shape draw:style-name="gr4" draw:text-style-name="P4" draw:layer="layout" svg:width="4.675cm" svg:height="4.224cm" draw:transform="skewX (0.445931623884551) rotate (0.446106156809751) translate (3.434cm 14.70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674cm" svg:height="4.224cm" draw:transform="skewX (0.445931623884551) rotate (0.446106156809751) translate (3.63cm 14.703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674cm" svg:height="4.224cm" draw:transform="skewX (0.445931623884551) rotate (0.446106156809751) translate (3.825cm 14.703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75cm" svg:height="4.224cm" draw:transform="skewX (0.445931623884551) rotate (0.446106156809751) translate (4.02cm 14.703cm)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4.573cm" svg:y1="18.259cm" svg:x2="8.51cm" svg:y2="18.767cm">
          <text:p text:style-name="P2"/>
          <text:p text:style-name="P2"/>
        </draw:line>
        <draw:line draw:style-name="gr7" draw:text-style-name="P3" draw:layer="layout" svg:x1="4.573cm" svg:y1="17.37cm" svg:x2="8.51cm" svg:y2="18.767cm">
          <text:p/>
        </draw:line>
        <draw:line draw:style-name="gr6" draw:text-style-name="P3" draw:layer="layout" svg:x1="5.208cm" svg:y1="17.889cm" svg:x2="8.51cm" svg:y2="18.767cm">
          <text:p text:style-name="P2"/>
          <text:p text:style-name="P2"/>
        </draw:line>
        <draw:line draw:style-name="gr7" draw:text-style-name="P3" draw:layer="layout" svg:x1="5.208cm" svg:y1="16.989cm" svg:x2="8.51cm" svg:y2="18.767cm">
          <text:p/>
        </draw:line>
        <draw:custom-shape draw:style-name="gr8" draw:text-style-name="P5" draw:layer="layout" svg:width="3.308cm" svg:height="2.99cm" draw:transform="skewX (0.445582558034152) rotate (0.446106156809751) translate (7.223cm 16.098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306cm" svg:height="2.989cm" draw:transform="skewX (0.445931623884551) rotate (0.446106156809751) translate (7.362cm 16.1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305cm" svg:height="2.989cm" draw:transform="skewX (0.445931623884551) rotate (0.446106156809751) translate (7.501cm 16.1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308cm" svg:height="2.99cm" draw:transform="skewX (0.445582558034152) rotate (0.446106156809751) translate (7.637cm 16.1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308cm" svg:height="2.99cm" draw:transform="skewX (0.445582558034152) rotate (0.446106156809751) translate (7.809cm 16.1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306cm" svg:height="2.989cm" draw:transform="skewX (0.445931623884551) rotate (0.446106156809751) translate (7.948cm 16.10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305cm" svg:height="2.989cm" draw:transform="skewX (0.445931623884551) rotate (0.446106156809751) translate (8.087cm 16.10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308cm" svg:height="2.99cm" draw:transform="skewX (0.445582558034152) rotate (0.446106156809751) translate (8.223cm 16.102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0.757cm" svg:height="0.855cm" draw:transform="skewX (0.445931623884551) rotate (0.446106156809751) translate (0.873cm 14.911cm)">
          <text:p/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10.525cm" svg:y1="15.102cm" svg:x2="11.922cm" svg:y2="17.891cm">
          <text:p/>
        </draw:line>
        <draw:line draw:style-name="gr13" draw:text-style-name="P3" draw:layer="layout" svg:x1="10.525cm" svg:y1="16.002cm" svg:x2="11.922cm" svg:y2="17.891cm">
          <text:p text:style-name="P2"/>
          <text:p text:style-name="P2"/>
        </draw:line>
        <draw:line draw:style-name="gr13" draw:text-style-name="P3" draw:layer="layout" svg:x1="9.89cm" svg:y1="16.372cm" svg:x2="11.922cm" svg:y2="17.891cm">
          <text:p text:style-name="P2"/>
          <text:p text:style-name="P2"/>
        </draw:line>
        <draw:line draw:style-name="gr12" draw:text-style-name="P3" draw:layer="layout" svg:x1="9.89cm" svg:y1="15.483cm" svg:x2="11.922cm" svg:y2="17.891cm">
          <text:p/>
        </draw:line>
        <draw:custom-shape draw:style-name="gr14" draw:text-style-name="P7" draw:layer="layout" svg:width="2.08cm" svg:height="1.879cm" draw:transform="skewX (0.445757090959352) rotate (0.446106156809751) translate (10.276cm 17.33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.079cm" svg:height="1.878cm" draw:transform="skewX (0.446455222660149) rotate (0.446106156809751) translate (10.364cm 17.332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.079cm" svg:height="1.878cm" draw:transform="skewX (0.446106156809751) rotate (0.446106156809751) translate (10.449cm 17.332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081cm" svg:height="1.879cm" draw:transform="skewX (0.445408025108953) rotate (0.446106156809751) translate (10.535cm 17.332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081cm" svg:height="1.879cm" draw:transform="skewX (0.445408025108953) rotate (0.446106156809751) translate (10.664cm 17.33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.079cm" svg:height="1.878cm" draw:transform="skewX (0.446106156809751) rotate (0.446106156809751) translate (10.752cm 17.332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.079cm" svg:height="1.878cm" draw:transform="skewX (0.446455222660149) rotate (0.446106156809751) translate (10.838cm 17.332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2.08cm" svg:height="1.879cm" draw:transform="skewX (0.445757090959352) rotate (0.446106156809751) translate (10.924cm 17.332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2.08cm" svg:height="1.879cm" draw:transform="skewX (0.445757090959352) rotate (0.446106156809751) translate (11.055cm 17.33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.079cm" svg:height="1.878cm" draw:transform="skewX (0.446455222660149) rotate (0.446106156809751) translate (11.143cm 17.332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.079cm" svg:height="1.878cm" draw:transform="skewX (0.446455222660149) rotate (0.446106156809751) translate (11.229cm 17.332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2.08cm" svg:height="1.879cm" draw:transform="skewX (0.445757090959352) rotate (0.446106156809751) translate (11.315cm 17.33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0.757cm" svg:height="0.855cm" draw:transform="skewX (0.445931623884551) rotate (0.446106156809751) translate (9.89cm 15.424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0.757cm" svg:height="0.855cm" draw:transform="skewX (0.445931623884551) rotate (0.446106156809751) translate (4.573cm 17.311cm)">
          <text:p/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12.543cm" svg:y1="17.386cm" svg:x2="13.447cm" svg:y2="19.19cm">
          <text:p/>
        </draw:line>
        <draw:line draw:style-name="gr20" draw:text-style-name="P3" draw:layer="layout" svg:x1="12.543cm" svg:y1="17.968cm" svg:x2="13.447cm" svg:y2="19.19cm">
          <text:p text:style-name="P2"/>
          <text:p text:style-name="P2"/>
        </draw:line>
        <draw:line draw:style-name="gr20" draw:text-style-name="P3" draw:layer="layout" svg:x1="12.132cm" svg:y1="18.208cm" svg:x2="13.446cm" svg:y2="19.191cm">
          <text:p text:style-name="P2"/>
          <text:p text:style-name="P2"/>
        </draw:line>
        <draw:line draw:style-name="gr19" draw:text-style-name="P3" draw:layer="layout" svg:x1="12.132cm" svg:y1="17.633cm" svg:x2="13.446cm" svg:y2="19.191cm">
          <text:p/>
        </draw:line>
        <draw:custom-shape draw:style-name="gr21" draw:text-style-name="P10" draw:layer="layout" svg:width="1.345cm" svg:height="1.216cm" draw:transform="skewX (0.445757090959352) rotate (0.446106156809751) translate (12.939cm 18.065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345cm" svg:height="1.214cm" draw:transform="skewX (0.446978821435748) rotate (0.446106156809751) translate (12.996cm 18.067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345cm" svg:height="1.214cm" draw:transform="skewX (0.44628068973495) rotate (0.446106156809751) translate (13.051cm 18.067cm)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1.346cm" svg:height="1.215cm" draw:transform="skewX (0.445408025108953) rotate (0.446106156809751) translate (13.106cm 18.067cm)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1.345cm" svg:height="1.215cm" draw:transform="skewX (0.446106156809751) rotate (0.446106156809751) translate (13.19cm 18.065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345cm" svg:height="1.214cm" draw:transform="skewX (0.44628068973495) rotate (0.446106156809751) translate (13.247cm 18.067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1.346cm" svg:height="1.214cm" draw:transform="skewX (0.44628068973495) rotate (0.446106156809751) translate (13.302cm 18.067cm)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1.345cm" svg:height="1.215cm" draw:transform="skewX (0.446629755585349) rotate (0.446106156809751) translate (13.358cm 18.067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1.345cm" svg:height="1.216cm" draw:transform="skewX (0.445757090959352) rotate (0.446106156809751) translate (13.443cm 18.065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1.346cm" svg:height="1.214cm" draw:transform="skewX (0.44628068973495) rotate (0.446106156809751) translate (13.499cm 18.067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1.346cm" svg:height="1.214cm" draw:transform="skewX (0.446978821435748) rotate (0.446106156809751) translate (13.555cm 18.067cm)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1.345cm" svg:height="1.215cm" draw:transform="skewX (0.446629755585349) rotate (0.446106156809751) translate (13.611cm 18.067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0.49cm" svg:height="0.553cm" draw:transform="skewX (0.446804288510548) rotate (0.446106156809751) translate (12.132cm 17.595cm)">
          <text:p/>
          <draw:enhanced-geometry svg:viewBox="0 0 21600 21600" draw:type="rectangle" draw:enhanced-path="M 0 0 L 21600 0 21600 21600 0 21600 0 0 Z N"/>
        </draw:custom-shape>
        <draw:line draw:style-name="gr27" draw:text-style-name="P3" draw:layer="layout" svg:x1="14.143cm" svg:y1="18.486cm" svg:x2="16.24cm" svg:y2="17.764cm">
          <text:p/>
        </draw:line>
        <draw:line draw:style-name="gr28" draw:text-style-name="P3" draw:layer="layout" svg:x1="13.732cm" svg:y1="19.308cm" svg:x2="16.24cm" svg:y2="17.764cm">
          <text:p text:style-name="P2"/>
          <text:p text:style-name="P2"/>
        </draw:line>
        <draw:line draw:style-name="gr28" draw:text-style-name="P3" draw:layer="layout" svg:x1="14.143cm" svg:y1="19.068cm" svg:x2="16.24cm" svg:y2="17.764cm">
          <text:p text:style-name="P2"/>
          <text:p text:style-name="P2"/>
        </draw:line>
        <draw:line draw:style-name="gr27" draw:text-style-name="P3" draw:layer="layout" svg:x1="13.732cm" svg:y1="18.733cm" svg:x2="16.24cm" svg:y2="17.764cm">
          <text:p/>
        </draw:line>
        <draw:custom-shape draw:style-name="gr29" draw:text-style-name="P12" draw:layer="layout" svg:width="2.08cm" svg:height="1.879cm" draw:transform="skewX (0.445757090959352) rotate (0.446106156809751) translate (15.575cm 17.33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2.079cm" svg:height="1.878cm" draw:transform="skewX (0.446455222660149) rotate (0.446106156809751) translate (15.663cm 17.332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2.079cm" svg:height="1.878cm" draw:transform="skewX (0.446106156809751) rotate (0.446106156809751) translate (15.748cm 17.332cm)">
          <text:p/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2.081cm" svg:height="1.879cm" draw:transform="skewX (0.445408025108953) rotate (0.446106156809751) translate (15.834cm 17.332cm)">
          <text:p/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2.081cm" svg:height="1.879cm" draw:transform="skewX (0.445408025108953) rotate (0.446106156809751) translate (15.963cm 17.33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2.079cm" svg:height="1.878cm" draw:transform="skewX (0.446106156809751) rotate (0.446106156809751) translate (16.051cm 17.332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2.079cm" svg:height="1.878cm" draw:transform="skewX (0.446455222660149) rotate (0.446106156809751) translate (16.137cm 17.332cm)">
          <text:p/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2.08cm" svg:height="1.879cm" draw:transform="skewX (0.445757090959352) rotate (0.446106156809751) translate (16.223cm 17.332cm)">
          <text:p/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2.08cm" svg:height="1.879cm" draw:transform="skewX (0.445757090959352) rotate (0.446106156809751) translate (16.354cm 17.33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2.079cm" svg:height="1.878cm" draw:transform="skewX (0.446455222660149) rotate (0.446106156809751) translate (16.442cm 17.332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2.079cm" svg:height="1.878cm" draw:transform="skewX (0.446455222660149) rotate (0.446106156809751) translate (16.528cm 17.332cm)">
          <text:p/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2.08cm" svg:height="1.879cm" draw:transform="skewX (0.445757090959352) rotate (0.446106156809751) translate (16.614cm 17.332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13" draw:layer="layout" svg:width="2.08cm" svg:height="1.879cm" draw:transform="skewX (0.445757090959352) rotate (0.446106156809751) translate (16.675cm 17.33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2.079cm" svg:height="1.878cm" draw:transform="skewX (0.446455222660149) rotate (0.446106156809751) translate (16.763cm 17.332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2.079cm" svg:height="1.878cm" draw:transform="skewX (0.446106156809751) rotate (0.446106156809751) translate (16.848cm 17.332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13" draw:layer="layout" svg:width="2.081cm" svg:height="1.879cm" draw:transform="skewX (0.445408025108953) rotate (0.446106156809751) translate (16.934cm 17.332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13" draw:layer="layout" svg:width="2.081cm" svg:height="1.879cm" draw:transform="skewX (0.445408025108953) rotate (0.446106156809751) translate (17.063cm 17.33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2.079cm" svg:height="1.878cm" draw:transform="skewX (0.446106156809751) rotate (0.446106156809751) translate (17.151cm 17.332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2.079cm" svg:height="1.878cm" draw:transform="skewX (0.446455222660149) rotate (0.446106156809751) translate (17.237cm 17.332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13" draw:layer="layout" svg:width="2.08cm" svg:height="1.879cm" draw:transform="skewX (0.445757090959352) rotate (0.446106156809751) translate (17.323cm 17.332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13" draw:layer="layout" svg:width="2.08cm" svg:height="1.879cm" draw:transform="skewX (0.445757090959352) rotate (0.446106156809751) translate (17.454cm 17.33cm)">
          <text:p/>
          <draw:enhanced-geometry svg:viewBox="0 0 21600 21600" draw:type="rectangle" draw:enhanced-path="M 0 0 L 21600 0 21600 21600 0 21600 0 0 Z N"/>
        </draw:custom-shape>
        <draw:line draw:style-name="gr35" draw:text-style-name="P3" draw:layer="layout" svg:x1="18.302cm" svg:y1="18.72cm" svg:x2="20.939cm" svg:y2="17.129cm">
          <text:p text:style-name="P2"/>
          <text:p text:style-name="P2"/>
        </draw:line>
        <draw:custom-shape draw:style-name="gr33" draw:text-style-name="P13" draw:layer="layout" svg:width="2.079cm" svg:height="1.878cm" draw:transform="skewX (0.446455222660149) rotate (0.446106156809751) translate (17.542cm 17.332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2.079cm" svg:height="1.878cm" draw:transform="skewX (0.446455222660149) rotate (0.446106156809751) translate (17.628cm 17.332cm)">
          <text:p/>
          <draw:enhanced-geometry svg:viewBox="0 0 21600 21600" draw:type="rectangle" draw:enhanced-path="M 0 0 L 21600 0 21600 21600 0 21600 0 0 Z N"/>
        </draw:custom-shape>
        <draw:line draw:style-name="gr36" draw:text-style-name="P3" draw:layer="layout" svg:x1="17.891cm" svg:y1="18.385cm" svg:x2="20.939cm" svg:y2="17.129cm">
          <text:p/>
        </draw:line>
        <draw:line draw:style-name="gr35" draw:text-style-name="P3" draw:layer="layout" svg:x1="17.891cm" svg:y1="18.96cm" svg:x2="20.939cm" svg:y2="17.129cm">
          <text:p text:style-name="P2"/>
          <text:p text:style-name="P2"/>
        </draw:line>
        <draw:custom-shape draw:style-name="gr32" draw:text-style-name="P13" draw:layer="layout" svg:width="2.08cm" svg:height="1.879cm" draw:transform="skewX (0.445757090959352) rotate (0.446106156809751) translate (17.714cm 17.332cm)">
          <text:p/>
          <draw:enhanced-geometry svg:viewBox="0 0 21600 21600" draw:type="rectangle" draw:enhanced-path="M 0 0 L 21600 0 21600 21600 0 21600 0 0 Z N"/>
        </draw:custom-shape>
        <draw:line draw:style-name="gr36" draw:text-style-name="P3" draw:layer="layout" svg:x1="18.302cm" svg:y1="18.138cm" svg:x2="20.939cm" svg:y2="17.129cm">
          <text:p/>
        </draw:line>
        <draw:custom-shape draw:style-name="gr37" draw:text-style-name="P14" draw:layer="layout" svg:width="3.308cm" svg:height="2.99cm" draw:transform="skewX (0.445582558034152) rotate (0.446106156809751) translate (20.323cm 16.099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3.306cm" svg:height="2.989cm" draw:transform="skewX (0.445931623884551) rotate (0.446106156809751) translate (20.462cm 16.101cm)">
          <text:p/>
          <draw:enhanced-geometry svg:viewBox="0 0 21600 21600" draw:type="rectangle" draw:enhanced-path="M 0 0 L 21600 0 21600 21600 0 21600 0 0 Z N"/>
        </draw:custom-shape>
        <draw:custom-shape draw:style-name="gr39" draw:text-style-name="P14" draw:layer="layout" svg:width="3.305cm" svg:height="2.989cm" draw:transform="skewX (0.445931623884551) rotate (0.446106156809751) translate (20.601cm 16.101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4" draw:layer="layout" svg:width="3.308cm" svg:height="2.99cm" draw:transform="skewX (0.445582558034152) rotate (0.446106156809751) translate (20.737cm 16.101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4" draw:layer="layout" svg:width="3.308cm" svg:height="2.99cm" draw:transform="skewX (0.445582558034152) rotate (0.446106156809751) translate (20.909cm 16.101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3.306cm" svg:height="2.989cm" draw:transform="skewX (0.445931623884551) rotate (0.446106156809751) translate (21.048cm 16.103cm)">
          <text:p/>
          <draw:enhanced-geometry svg:viewBox="0 0 21600 21600" draw:type="rectangle" draw:enhanced-path="M 0 0 L 21600 0 21600 21600 0 21600 0 0 Z N"/>
        </draw:custom-shape>
        <draw:custom-shape draw:style-name="gr39" draw:text-style-name="P14" draw:layer="layout" svg:width="3.305cm" svg:height="2.989cm" draw:transform="skewX (0.445931623884551) rotate (0.446106156809751) translate (21.187cm 16.103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4" draw:layer="layout" svg:width="3.308cm" svg:height="2.99cm" draw:transform="skewX (0.445582558034152) rotate (0.446106156809751) translate (21.323cm 16.103cm)">
          <text:p/>
          <draw:enhanced-geometry svg:viewBox="0 0 21600 21600" draw:type="rectangle" draw:enhanced-path="M 0 0 L 21600 0 21600 21600 0 21600 0 0 Z N"/>
        </draw:custom-shape>
        <draw:custom-shape draw:style-name="gr40" draw:text-style-name="P15" draw:layer="layout" svg:width="3.308cm" svg:height="2.99cm" draw:transform="skewX (0.445582558034152) rotate (0.446106156809751) translate (21.523cm 16.1cm)">
          <text:p/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3.306cm" svg:height="2.989cm" draw:transform="skewX (0.445931623884551) rotate (0.446106156809751) translate (21.662cm 16.102cm)">
          <text:p/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3.305cm" svg:height="2.989cm" draw:transform="skewX (0.445931623884551) rotate (0.446106156809751) translate (21.801cm 16.102cm)">
          <text:p/>
          <draw:enhanced-geometry svg:viewBox="0 0 21600 21600" draw:type="rectangle" draw:enhanced-path="M 0 0 L 21600 0 21600 21600 0 21600 0 0 Z N"/>
        </draw:custom-shape>
        <draw:custom-shape draw:style-name="gr40" draw:text-style-name="P15" draw:layer="layout" svg:width="3.308cm" svg:height="2.99cm" draw:transform="skewX (0.445582558034152) rotate (0.446106156809751) translate (21.937cm 16.102cm)">
          <text:p/>
          <draw:enhanced-geometry svg:viewBox="0 0 21600 21600" draw:type="rectangle" draw:enhanced-path="M 0 0 L 21600 0 21600 21600 0 21600 0 0 Z N"/>
        </draw:custom-shape>
        <draw:custom-shape draw:style-name="gr40" draw:text-style-name="P15" draw:layer="layout" svg:width="3.308cm" svg:height="2.99cm" draw:transform="skewX (0.445582558034152) rotate (0.446106156809751) translate (22.109cm 16.102cm)">
          <text:p/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3.306cm" svg:height="2.989cm" draw:transform="skewX (0.445931623884551) rotate (0.446106156809751) translate (22.248cm 16.104cm)">
          <text:p/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3.305cm" svg:height="2.989cm" draw:transform="skewX (0.445931623884551) rotate (0.446106156809751) translate (22.387cm 16.104cm)">
          <text:p/>
          <draw:enhanced-geometry svg:viewBox="0 0 21600 21600" draw:type="rectangle" draw:enhanced-path="M 0 0 L 21600 0 21600 21600 0 21600 0 0 Z N"/>
        </draw:custom-shape>
        <draw:custom-shape draw:style-name="gr40" draw:text-style-name="P15" draw:layer="layout" svg:width="3.308cm" svg:height="2.99cm" draw:transform="skewX (0.445582558034152) rotate (0.446106156809751) translate (22.523cm 16.104cm)">
          <text:p/>
          <draw:enhanced-geometry svg:viewBox="0 0 21600 21600" draw:type="rectangle" draw:enhanced-path="M 0 0 L 21600 0 21600 21600 0 21600 0 0 Z N"/>
        </draw:custom-shape>
        <draw:custom-shape draw:style-name="gr43" draw:text-style-name="P16" draw:layer="layout" svg:width="0.49cm" svg:height="0.553cm" draw:transform="skewX (0.446804288510548) rotate (0.446106156809751) translate (17.891cm 18.347cm)">
          <text:p/>
          <draw:enhanced-geometry svg:viewBox="0 0 21600 21600" draw:type="rectangle" draw:enhanced-path="M 0 0 L 21600 0 21600 21600 0 21600 0 0 Z N"/>
        </draw:custom-shape>
        <draw:custom-shape draw:style-name="gr44" draw:text-style-name="P17" draw:layer="layout" svg:width="0.49cm" svg:height="0.553cm" draw:transform="skewX (0.446804288510548) rotate (0.446106156809751) translate (13.732cm 18.695cm)">
          <text:p/>
          <draw:enhanced-geometry svg:viewBox="0 0 21600 21600" draw:type="rectangle" draw:enhanced-path="M 0 0 L 21600 0 21600 21600 0 21600 0 0 Z N"/>
        </draw:custom-shape>
        <draw:custom-shape draw:style-name="gr45" draw:text-style-name="P18" draw:layer="layout" svg:width="4.675cm" svg:height="4.224cm" draw:transform="skewX (0.445931623884551) rotate (0.446106156809751) translate (25.834cm 14.702cm)">
          <text:p/>
          <draw:enhanced-geometry svg:viewBox="0 0 21600 21600" draw:type="rectangle" draw:enhanced-path="M 0 0 L 21600 0 21600 21600 0 21600 0 0 Z N"/>
        </draw:custom-shape>
        <draw:custom-shape draw:style-name="gr46" draw:text-style-name="P18" draw:layer="layout" svg:width="4.674cm" svg:height="4.224cm" draw:transform="skewX (0.445931623884551) rotate (0.446106156809751) translate (26.03cm 14.704cm)">
          <text:p/>
          <draw:enhanced-geometry svg:viewBox="0 0 21600 21600" draw:type="rectangle" draw:enhanced-path="M 0 0 L 21600 0 21600 21600 0 21600 0 0 Z N"/>
        </draw:custom-shape>
        <draw:custom-shape draw:style-name="gr46" draw:text-style-name="P18" draw:layer="layout" svg:width="4.674cm" svg:height="4.224cm" draw:transform="skewX (0.445931623884551) rotate (0.446106156809751) translate (26.225cm 14.704cm)">
          <text:p/>
          <draw:enhanced-geometry svg:viewBox="0 0 21600 21600" draw:type="rectangle" draw:enhanced-path="M 0 0 L 21600 0 21600 21600 0 21600 0 0 Z N"/>
        </draw:custom-shape>
        <draw:custom-shape draw:style-name="gr45" draw:text-style-name="P18" draw:layer="layout" svg:width="4.675cm" svg:height="4.224cm" draw:transform="skewX (0.445931623884551) rotate (0.446106156809751) translate (26.42cm 14.704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19" draw:layer="layout" svg:width="4.675cm" svg:height="4.224cm" draw:transform="skewX (0.445931623884551) rotate (0.446106156809751) translate (26.634cm 14.703cm)">
          <text:p/>
          <draw:enhanced-geometry svg:viewBox="0 0 21600 21600" draw:type="rectangle" draw:enhanced-path="M 0 0 L 21600 0 21600 21600 0 21600 0 0 Z N"/>
        </draw:custom-shape>
        <draw:custom-shape draw:style-name="gr48" draw:text-style-name="P19" draw:layer="layout" svg:width="4.674cm" svg:height="4.224cm" draw:transform="skewX (0.445931623884551) rotate (0.446106156809751) translate (26.83cm 14.705cm)">
          <text:p/>
          <draw:enhanced-geometry svg:viewBox="0 0 21600 21600" draw:type="rectangle" draw:enhanced-path="M 0 0 L 21600 0 21600 21600 0 21600 0 0 Z N"/>
        </draw:custom-shape>
        <draw:custom-shape draw:style-name="gr48" draw:text-style-name="P19" draw:layer="layout" svg:width="4.674cm" svg:height="4.224cm" draw:transform="skewX (0.445931623884551) rotate (0.446106156809751) translate (27.025cm 14.705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19" draw:layer="layout" svg:width="4.675cm" svg:height="4.224cm" draw:transform="skewX (0.445931623884551) rotate (0.446106156809751) translate (27.22cm 14.705cm)">
          <text:p/>
          <draw:enhanced-geometry svg:viewBox="0 0 21600 21600" draw:type="rectangle" draw:enhanced-path="M 0 0 L 21600 0 21600 21600 0 21600 0 0 Z N"/>
        </draw:custom-shape>
        <draw:line draw:style-name="gr35" draw:text-style-name="P3" draw:layer="layout" svg:x1="24.271cm" svg:y1="16.762cm" svg:x2="26.908cm" svg:y2="15.171cm">
          <text:p text:style-name="P2"/>
          <text:p text:style-name="P2"/>
        </draw:line>
        <draw:line draw:style-name="gr36" draw:text-style-name="P3" draw:layer="layout" svg:x1="23.86cm" svg:y1="16.427cm" svg:x2="26.908cm" svg:y2="15.171cm">
          <text:p/>
        </draw:line>
        <draw:line draw:style-name="gr35" draw:text-style-name="P3" draw:layer="layout" svg:x1="23.86cm" svg:y1="17.002cm" svg:x2="26.908cm" svg:y2="15.171cm">
          <text:p text:style-name="P2"/>
          <text:p text:style-name="P2"/>
        </draw:line>
        <draw:line draw:style-name="gr36" draw:text-style-name="P3" draw:layer="layout" svg:x1="24.271cm" svg:y1="16.18cm" svg:x2="26.908cm" svg:y2="15.171cm">
          <text:p/>
        </draw:line>
        <draw:custom-shape draw:style-name="gr43" draw:text-style-name="P16" draw:layer="layout" svg:width="0.49cm" svg:height="0.553cm" draw:transform="skewX (0.446804288510548) rotate (0.446106156809751) translate (23.86cm 16.389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2E7000002D0AC417A27A63D843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7T15:33:55.436434636</meta:creation-date>
    <dc:date>2018-10-01T14:27:41.310576382</dc:date>
    <meta:editing-duration>PT4H58M21S</meta:editing-duration>
    <meta:editing-cycles>6</meta:editing-cycles>
    <meta:generator>LibreOffice/5.1.6.2$Linux_X86_64 LibreOffice_project/10m0$Build-2</meta:generator>
    <meta:document-statistic meta:object-count="120"/>
  </office:meta>
</office:document-meta>
</file>